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4.101cm" svg:height="9.999cm" draw:z-index="0"><draw:object xlink:href="file://192.168.10.20/test.jpg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6-01-20T15:57:17.655996</meta:creation-date>
    <dc:date>2026-01-20T15:57:17.656324</dc:date>
    <meta:generator>http://pypi.python.org/pypi/ezodf/0.1.0$Python3.13.9 (main, Oct 15 2025, 14:56:22) [GCC 15.2.0]</meta:generator>
    <meta:document-statistic/>
    <meta:editing-cycles>1</meta:editing-cycles>
  </office:meta>
</office:document-meta>
</file>